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c7ea2" officeooo:paragraph-rsid="000c7ea2"/>
    </style:style>
    <style:style style:name="P2" style:family="paragraph" style:parent-style-name="Text_20_body">
      <style:text-properties officeooo:rsid="002cc875" officeooo:paragraph-rsid="002cc875"/>
    </style:style>
    <style:style style:name="P3" style:family="paragraph" style:parent-style-name="Text_20_body">
      <style:text-properties officeooo:rsid="0028adcf" officeooo:paragraph-rsid="000fa30d"/>
    </style:style>
    <style:style style:name="P4" style:family="paragraph" style:parent-style-name="Text_20_body">
      <style:text-properties officeooo:rsid="001cd68e" officeooo:paragraph-rsid="001cd68e"/>
    </style:style>
    <style:style style:name="P5" style:family="paragraph" style:parent-style-name="Text_20_body">
      <style:text-properties officeooo:rsid="002eabf5" officeooo:paragraph-rsid="002eabf5"/>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text-properties officeooo:paragraph-rsid="002eabf5"/>
    </style:style>
    <style:style style:name="P10" style:family="paragraph" style:parent-style-name="Text_20_body">
      <style:text-properties officeooo:rsid="003282a5" officeooo:paragraph-rsid="003282a5"/>
    </style:style>
    <style:style style:name="P11" style:family="paragraph" style:parent-style-name="Text_20_body">
      <style:text-properties officeooo:rsid="00340989" officeooo:paragraph-rsid="00340989"/>
    </style:style>
    <style:style style:name="P12" style:family="paragraph" style:parent-style-name="Text_20_body">
      <style:text-properties officeooo:rsid="003ab78d" officeooo:paragraph-rsid="003ab78d"/>
    </style:style>
    <style:style style:name="P13" style:family="paragraph" style:parent-style-name="Text_20_body">
      <style:text-properties officeooo:rsid="003d1439" officeooo:paragraph-rsid="003d1439"/>
    </style:style>
    <style:style style:name="P14" style:family="paragraph" style:parent-style-name="Text_20_body">
      <style:text-properties officeooo:rsid="003eeae3" officeooo:paragraph-rsid="003eeae3"/>
    </style:style>
    <style:style style:name="P15" style:family="paragraph" style:parent-style-name="Text_20_body">
      <style:text-properties officeooo:rsid="003ffc39" officeooo:paragraph-rsid="003ffc39"/>
    </style:style>
    <style:style style:name="P16" style:family="paragraph" style:parent-style-name="Text_20_body">
      <style:text-properties officeooo:rsid="00416afc" officeooo:paragraph-rsid="00446508"/>
    </style:style>
    <style:style style:name="P17" style:family="paragraph" style:parent-style-name="Heading_20_1">
      <style:text-properties officeooo:rsid="000c169e" officeooo:paragraph-rsid="000c169e"/>
    </style:style>
    <style:style style:name="P18" style:family="paragraph" style:parent-style-name="Heading_20_1">
      <style:paragraph-properties fo:break-before="page"/>
      <style:text-properties officeooo:rsid="000c169e" officeooo:paragraph-rsid="000c169e"/>
    </style:style>
    <style:style style:name="P19" style:family="paragraph" style:parent-style-name="Heading_20_1">
      <style:paragraph-properties fo:break-before="page"/>
      <style:text-properties officeooo:paragraph-rsid="000c169e"/>
    </style:style>
    <style:style style:name="P20" style:family="paragraph" style:parent-style-name="Heading_20_2">
      <style:text-properties officeooo:rsid="0014ba7a" officeooo:paragraph-rsid="0014ba7a"/>
    </style:style>
    <style:style style:name="T1" style:family="text">
      <style:text-properties officeooo:rsid="0020cf87"/>
    </style:style>
    <style:style style:name="T2" style:family="text">
      <style:text-properties officeooo:rsid="00227570"/>
    </style:style>
    <style:style style:name="T3" style:family="text">
      <style:text-properties officeooo:rsid="0026967e"/>
    </style:style>
    <style:style style:name="T4" style:family="text">
      <style:text-properties officeooo:rsid="00272a65"/>
    </style:style>
    <style:style style:name="T5" style:family="text">
      <style:text-properties officeooo:rsid="000c169e"/>
    </style:style>
    <style:style style:name="T6" style:family="text">
      <style:text-properties officeooo:rsid="002eabf5"/>
    </style:style>
    <style:style style:name="T7" style:family="text">
      <style:text-properties officeooo:rsid="003283fa"/>
    </style:style>
    <style:style style:name="T8" style:family="text">
      <style:text-properties officeooo:rsid="003569b7"/>
    </style:style>
    <style:style style:name="T9" style:family="text">
      <style:text-properties officeooo:rsid="00378963"/>
    </style:style>
    <style:style style:name="T10" style:family="text">
      <style:text-properties officeooo:rsid="0037e2c2"/>
    </style:style>
    <style:style style:name="T11" style:family="text">
      <style:text-properties officeooo:rsid="0038d553"/>
    </style:style>
    <style:style style:name="T12" style:family="text">
      <style:text-properties officeooo:rsid="003d673e"/>
    </style:style>
    <style:style style:name="T13" style:family="text">
      <style:text-properties officeooo:rsid="00404964"/>
    </style:style>
    <style:style style:name="T14" style:family="text">
      <style:text-properties officeooo:rsid="0040f273"/>
    </style:style>
    <style:style style:name="T15" style:family="text">
      <style:text-properties officeooo:rsid="0042fc9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line-break/>LABORBERICHT – <text:span text:style-name="T1">DIE KLEINE SHELL</text:span></text:p>
      <text:p text:style-name="Subtitle"><text:line-break/><text:line-break/><text:line-break/><text:line-break/><text:line-break/>Paul Prünster</text:p>
      <text:p text:style-name="Subtitle"><text:line-break/>3Ib</text:p>
      <text:p text:style-name="Subtitle"><text:line-break/><text:span text:style-name="T3">Technologie und Planung</text:span></text:p>
      <text:p text:style-name="Subtitle"><text:line-break/>TFO „Max Valier“ Bozen</text:p>
      <text:p text:style-name="Subtitle"><text:line-break/><text:span text:style-name="T2">3. April 2018</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8"><text:a xlink:type="simple" xlink:href="#__RefHeading___Toc107_1742750504" text:style-name="Index_20_Link" text:visited-style-name="Index_20_Link">Arbeitsauftrag<text:tab/>3</text:a></text:p>
          <text:p text:style-name="P8"><text:a xlink:type="simple" xlink:href="#__RefHeading___Toc109_1742750504" text:style-name="Index_20_Link" text:visited-style-name="Index_20_Link">Theoretischer Hintergrund<text:tab/>3</text:a></text:p>
          <text:p text:style-name="P8"><text:a xlink:type="simple" xlink:href="#__RefHeading___Toc111_1742750504" text:style-name="Index_20_Link" text:visited-style-name="Index_20_Link">Analyse<text:tab/>3</text:a></text:p>
          <text:p text:style-name="P6"><text:a xlink:type="simple" xlink:href="#__RefHeading___Toc227_1742750504" text:style-name="Index_20_Link" text:visited-style-name="Index_20_Link">Lastenheft<text:tab/>3</text:a></text:p>
          <text:p text:style-name="P6"><text:a xlink:type="simple" xlink:href="#__RefHeading___Toc229_1742750504" text:style-name="Index_20_Link" text:visited-style-name="Index_20_Link">Benutzerhandbuch<text:tab/>3</text:a></text:p>
          <text:p text:style-name="P8"><text:a xlink:type="simple" xlink:href="#__RefHeading___Toc113_1742750504" text:style-name="Index_20_Link" text:visited-style-name="Index_20_Link">Planung<text:tab/>3</text:a></text:p>
          <text:p text:style-name="P8"><text:a xlink:type="simple" xlink:href="#__RefHeading___Toc115_1742750504" text:style-name="Index_20_Link" text:visited-style-name="Index_20_Link">Implementierung<text:tab/>4</text:a></text:p>
          <text:p text:style-name="P8"><text:a xlink:type="simple" xlink:href="#__RefHeading___Toc117_1742750504" text:style-name="Index_20_Link" text:visited-style-name="Index_20_Link">Testbericht<text:tab/>4</text:a></text:p>
          <text:p text:style-name="P8"><text:a xlink:type="simple" xlink:href="#__RefHeading___Toc119_1742750504" text:style-name="Index_20_Link" text:visited-style-name="Index_20_Link">Beobachtungen und Erkenntnisse<text:tab/>4</text:a></text:p>
          <text:p text:style-name="P8"><text:a xlink:type="simple" xlink:href="#__RefHeading___Toc121_1742750504" text:style-name="Index_20_Link" text:visited-style-name="Index_20_Link">Quellenverzeichnis<text:tab/>4</text:a></text:p>
        </text:index-body>
      </text:table-of-content>
      <text:p text:style-name="Contents_20_Heading"/>
      <text:h text:style-name="P18" text:outline-level="1"><text:bookmark-start text:name="__RefHeading___Toc107_1742750504"/>Arbeitsauftrag<text:bookmark-end text:name="__RefHeading___Toc107_1742750504"/></text:h>
      <text:p text:style-name="P1">Es soll die Programmiersprache C benutzt werden um ein Programm zu schreiben das <text:span text:style-name="T4">eingegbene Befehle wie in einer Shell ausführt. </text:span>Eingabe und Ausgabe werden über die Konsole erfolgen.</text:p>
      <text:p text:style-name="P1"><text:bookmark text:name="yui_3_17_2_1_1522781378802_93"/>„Entwickle eine kleine Shell, die Programmaufrufe des Benutzers einlesen und durchführen kann. Nach der Durchführung kann der Benutzer je einen weiteren Aufruf angeben. Zu berücksichtigen sind übergebene Argumente und die Angabe eines Pfades für den Aufruf.</text:p>
      <text:p text:style-name="Text_20_body"><text:bookmark text:name="yui_3_17_2_1_1522781378802_89"/>Neben dem Programm wird ein Laborbericht, ein Handbuch und der Testbericht abgegeben.“</text:p>
      <text:h text:style-name="P17" text:outline-level="1"><text:bookmark-start text:name="__RefHeading___Toc109_1742750504"/>Theoretischer Hintergrund<text:bookmark-end text:name="__RefHeading___Toc109_1742750504"/></text:h>
      <text:p text:style-name="P3">Für dieses Programm sollen die C-Funktionen „fork“ und „execv“ verwendet werden um in einem Kindprozess des Programms den eingegebenen Befehl auszuführen.<text:line-break/>Es werden die Sprache C und Standardbibliotheken verwendet.<text:line-break/>Auch werden Erfahrungen über das Planen und Entwickeln eines Programms gesammelt.</text:p>
      <text:h text:style-name="P17" text:outline-level="1"><text:bookmark-start text:name="__RefHeading___Toc111_1742750504"/>Analyse<text:bookmark-end text:name="__RefHeading___Toc111_1742750504"/></text:h>
      <text:h text:style-name="Heading_20_2" text:outline-level="2"><text:bookmark-start text:name="__RefHeading___Toc227_1742750504"/>Lastenheft<text:bookmark-end text:name="__RefHeading___Toc227_1742750504"/></text:h>
      <text:p text:style-name="P2">Die kleine Shell soll einen eingegebenen Befehl in einem Kindprozess mit der Funktion „execvp“ ausführen. Der Prozess soll mit der Funktion „fork“ geteilt werden. Nachdem das auszuführende Programm geschlossen wird, kehrt der Benutzer zur kleinen Shell zurück und kann den nächsten Befehl eingeben. Wird ein Befehl nicht gefunden, soll nichts passieren und es soll eine neue Zeile erscheinen. Alle weiteren Annahmen sollen selbst getroffen werden.</text:p>
      <text:h text:style-name="P20" text:outline-level="2"><text:bookmark-start text:name="__RefHeading___Toc229_1742750504"/>Benutzerhandbuch<text:bookmark-end text:name="__RefHeading___Toc229_1742750504"/></text:h>
      <text:p text:style-name="P5">Nach starten des Programms wird eine Befehlszeile ausgegeben in der Sie einen beliebigen Befehl mit Attributen wie Argumente, Dateien oder Dateipfade eingeben können. Sie könne jedoch nur im aktuellen Verzeichnis arbeiten, da der Befehl „cd“ zum wechseln des aktuellen Registers in der kleinen Shell nicht Funktioniert. Außer dieser Einschränkung sind Sie frei jeden Befehl in die Zeile eingegeben. Wird der Befehl nicht gefunden oder ist dieser Falsch geschrieben, passiert nichts und die Befehlszeile erscheint erneut.</text:p>
      <text:p text:style-name="P9"><text:span text:style-name="T6">Um die kleine Shell zu verlassen schreiben Sie „exit“ in die Zeile oder drücken Sie „Strg + C“ um den Prozess zu beenden.</text:span></text:p>
      <text:p text:style-name="P10">Beispiele für funktionierende Befehle:</text:p>
      <text:p text:style-name="P10">ls, ps, top, htop, man, <text:span text:style-name="T7">vim, nano, pico, ls -l, ps aux, clear, exit, bash, ./lilshell, ...</text:span></text:p>
      <text:h text:style-name="P19" text:outline-level="1"><text:bookmark-start text:name="__RefHeading___Toc113_1742750504"/><text:span text:style-name="T5">Planung</text:span><text:bookmark-end text:name="__RefHeading___Toc113_1742750504"/></text:h>
      <text:p text:style-name="P11">Da sich das Programm als Prozess spalten soll und nach der Terminierung des Kindprozesses, also des Aufrufs, wieder als Befehlszeile erscheinen soll, soll die Funktion „fork“ benutzt werden um den Prozess in Elternprozess (kleine Shell) uns Kindprozess (Aufruf) zu spalten. Der Elternprozess soll auf den Kindprozess warten und nach diesem weiterlaufen um einen neuen Befehl ausführen zu können. Das Programm soll eine Endlosschleife sein die nur durch das eingeben von „exit“ oder die Terminierung des Prozesses durch die Tastenkombination „Strl + C“ abgebrochen werden.</text:p>
      <text:p text:style-name="P11">Für die <text:span text:style-name="T8">Ausführung</text:span> des Programms im Kindprozess soll die C-Funktion „<text:span text:style-name="T8">execvp</text:span>“ <text:span text:style-name="T8">benutzt werden. Diese erhält ein Charpionter-Array und führt das Programm an erster Stelle des Arrays aus und sieht die Weiteren stellen im Array als Argumente und übergibt diese dem gerade ausgeführten Programm. Das Array sowie die einzelnen Zeichenketten müssen Nullterminiert sein also ein Null an letzter Stelle beinhalten.</text:span></text:p>
      <text:p text:style-name="P13">Man spielt mit der Idee am anfang des Programmes einen Benutzernamen eingeben zu müssen der der dann in der Befehlszeile angezeigt wird. Diese Idee wird später verworfen da diese Eingabe Probleme mit der Eingabe des Befehles und der Funktion „fgets“ verursachte. Der Benutzername wurde fix zu „nuki“ zu ehren des Programmierers verändert.</text:p>
      <text:p text:style-name="P13">Der Name der Shell soll „Lilshell“ sein, da „lil“ eine Abkürzung für das englische Wort „little“ also klein ist.</text:p>
      <text:p text:style-name="P13">Beim Starten des Programms soll eine kleine „Lilshell“ Ascii-art <text:span text:style-name="T12">in gelb erscheinen. Die Farbe der Befehlszeile soll grün sein.</text:span></text:p>
      <text:h text:style-name="P17" text:outline-level="1"><text:bookmark-start text:name="__RefHeading___Toc115_1742750504"/>Implementierung<text:bookmark-end text:name="__RefHeading___Toc115_1742750504"/></text:h>
      <text:p text:style-name="P12">Das Programm kann in nur einem Programm (Mainfunktion) geschrieben werden.</text:p>
      <text:p text:style-name="P14">Es wird die Eingabe und das spalten des Prozesses mit fork geschrieben und getestet.</text:p>
      <text:p text:style-name="P14">Die Spaltung der Eingabe und Ausführung im Kindprozesses wird erstmals geschrieben und getestet. Es funktionieren nur wenige Programme da die Argumente nicht richtig Übergeben werden. </text:p>
      <text:p text:style-name="P15">Eine Exit-Funktion wird implementiert und erfolgreich getestet.</text:p>
      <text:p text:style-name="P15">Start Ascii-art wird implementiert und mach Auswahl der Farbe auch farbig ausgegeben.</text:p>
      <text:p text:style-name="P15">Nach <text:span text:style-name="T14">s</text:span>tundenlangen Debug<text:span text:style-name="T13">ing</text:span> wird endlich auch das ausführen aller Programme mit execvp zum laufen gebracht. Das Problem war die Nullterminierung des Charpointer-Arrays. Die letzte Stelle des Arrays wurde, anstatt auf Null gesetzt zu werden, auf einen Null-char im Speicher referenziert.</text:p>
      <text:h text:style-name="P18" text:outline-level="1"><text:bookmark-start text:name="__RefHeading___Toc117_1742750504"/>Testbericht<text:bookmark-end text:name="__RefHeading___Toc117_1742750504"/></text:h>
      <text:p text:style-name="P16">Beider Implemetierung des forks wurde vergessen, dass der Elternprozess auf dem Kindprozess warten soll. Die Exitfunktion funktioniert auf Anhieb einwandfrei. <text:span text:style-name="T15">Nach Implementierung der Unterteilung in Programm und Argumente können nur Programme die nur mit dem Namen aufgerufen werden ausgeführt werden, Argumente werden nicht oder falsch übergeben. Nach fixen des Nullpointers am Ende des Arrays funktioniert das Programm mit alle aufrufen außer „cd“.</text:span></text:p>
      <text:h text:style-name="P17" text:outline-level="1"><text:bookmark-start text:name="__RefHeading___Toc119_1742750504"/>Beobachtungen und Erkenntnisse<text:bookmark-end text:name="__RefHeading___Toc119_1742750504"/></text:h>
      <text:p text:style-name="P4">Man sollte wirklich jedes kleine Detail mit dem Kunden besprechen weil es sonst später bei <text:span text:style-name="T9">der </text:span>Programmier<text:span text:style-name="T9">ung </text:span>zu <text:span text:style-name="T11">Schwierigkeiten</text:span> <text:span text:style-name="T10">kommen kann</text:span>. Auch sollte man alle Module, Funktionen und Hauptprogramm im voraus Planen und testen damit sie sicher funktionieren wenn man sie dann brauch und nicht zurück zu diesem gehen muss. Aufteilen der Aufgabe und aktive Dokumentation erleichtern die Arb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21:56:50.508216326</meta:creation-date>
    <meta:generator>LibreOffice/5.1.6.2$Linux_X86_64 LibreOffice_project/10m0$Build-2</meta:generator>
    <dc:date>2018-04-04T16:11:46.353227888</dc:date>
    <meta:editing-duration>PT2H4M25S</meta:editing-duration>
    <meta:editing-cycles>44</meta:editing-cycles>
    <meta:document-statistic meta:table-count="0" meta:image-count="0" meta:object-count="0" meta:page-count="5" meta:paragraph-count="48" meta:word-count="815" meta:character-count="5650" meta:non-whitespace-character-count="4871"/>
  </office:meta>
</office:document-meta>
</file>